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8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9" style:parent-style-name="Абзацсписка" style:family="paragraph">
      <style:paragraph-properties fo:text-align="justify" fo:margin-bottom="0in"/>
      <style:text-properties fo:hyphenate="true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5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3937in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text-indent="0.3937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text-align="justify" fo:margin-bottom="0in" fo:text-indent="0.3937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justify" fo:margin-bottom="0in" fo:text-indent="0.3937in"/>
      <style:text-properties fo:color="#C00000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3541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5" style:parent-style-name="Обычный" style:family="paragraph">
      <style:paragraph-properties fo:text-align="justify" fo:margin-bottom="0in" fo:text-indent="0.3541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margin-bottom="0in" fo:text-indent="0.3541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justify" fo:margin-bottom="0in" fo:text-indent="0.3541in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80" style:parent-style-name="Обычный" style:family="paragraph">
      <style:paragraph-properties fo:text-align="justify" fo:margin-bottom="0in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Абзацсписка" style:family="paragraph">
      <style:paragraph-properties fo:break-before="page" fo:text-align="center" fo:margin-bottom="0in" fo:margin-left="0in" fo:text-indent="0.3541in">
        <style:tab-stops/>
      </style:paragraph-properties>
      <style:text-properties fo:hyphenate="true"/>
    </style:style>
    <style:style style:name="T1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9" style:parent-style-name="Абзацсписка" style:family="paragraph">
      <style:paragraph-properties fo:text-align="justify" fo:margin-bottom="0in" fo:margin-left="0in" fo:text-indent="0.3541in">
        <style:tab-stops/>
      </style:paragraph-properties>
      <style:text-properties fo:font-weight="bold" style:font-weight-asian="bold" fo:font-size="14pt" style:font-size-asian="14pt" style:font-size-complex="14pt" fo:hyphenate="true"/>
    </style:style>
    <style:style style:name="P130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0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47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8" style:parent-style-name="Обычный" style:family="paragraph">
      <style:paragraph-properties fo:text-align="justify" fo:margin-bottom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9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5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P167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68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69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70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71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72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P176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77" style:parent-style-name="Обычный" style:family="paragraph">
      <style:paragraph-properties fo:text-align="justify" fo:margin-bottom="0in" fo:margin-left="0.1972in">
        <style:tab-stops>
          <style:tab-stop style:type="left" style:position="0in"/>
          <style:tab-stop style:type="left" style:position="0.2951in"/>
        </style:tab-stops>
      </style:paragraph-properties>
      <style:text-properties fo:hyphenate="true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88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89" style:parent-style-name="Абзацсписка" style:family="paragraph">
      <style:paragraph-properties fo:text-align="justify" fo:margin-bottom="0in" fo:margin-left="0.1972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90" style:parent-style-name="Абзацсписка" style:list-style-name="LFO4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91" style:parent-style-name="Абзацсписка" style:list-style-name="LFO4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92" style:parent-style-name="Абзацсписка" style:list-style-name="LFO4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hyphenate="true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P208" style:parent-style-name="Абзацсписка" style:list-style-name="LFO4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209" style:parent-style-name="Абзацсписка" style:list-style-name="LFO4" style:family="paragraph">
      <style:paragraph-properties fo:text-align="justify" fo:margin-bottom="0in" fo:text-indent="-0.5527in">
        <style:tab-stops>
          <style:tab-stop style:type="left" style:position="-0.5527in"/>
          <style:tab-stop style:type="left" style:position="-0.2576in"/>
        </style:tab-stops>
      </style:paragraph-properties>
      <style:text-properties fo:font-size="14pt" style:font-size-asian="14pt" style:font-size-complex="14pt" fo:hyphenate="true"/>
    </style:style>
    <style:style style:name="P210" style:parent-style-name="Абзацсписка" style:list-style-name="LFO4" style:family="paragraph">
      <style:paragraph-properties fo:text-align="justify" fo:margin-bottom="0in" fo:text-indent="-0.5527in">
        <style:tab-stops>
          <style:tab-stop style:type="left" style:position="-0.5527in"/>
          <style:tab-stop style:type="left" style:position="-0.2576in"/>
        </style:tab-stops>
      </style:paragraph-properties>
      <style:text-properties fo:hyphenate="true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3" style:parent-style-name="Обычный" style:family="paragraph">
      <style:paragraph-properties fo:text-align="justify" fo:margin-bottom="0in">
        <style:tab-stops>
          <style:tab-stop style:type="left" style:position="0in"/>
        </style:tab-stops>
      </style:paragraph-properties>
      <style:text-properties fo:font-size="14pt" style:font-size-asian="14pt" style:font-size-complex="14pt" fo:hyphenate="true"/>
    </style:style>
    <style:style style:name="P214" style:parent-style-name="Обычный" style:family="paragraph">
      <style:paragraph-properties fo:text-align="center" fo:margin-bottom="0in">
        <style:tab-stops>
          <style:tab-stop style:type="left" style:position="0in"/>
        </style:tab-stops>
      </style:paragraph-properties>
      <style:text-properties fo:hyphenate="true"/>
    </style:style>
    <style:style style:name="T215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216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217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218" style:parent-style-name="Гиперссылк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7"/>
      <text:p text:style-name="P8">стр</text:p>
      <text:p text:style-name="P9"><text:a xlink:href="#ПРИСТУПАЯКРАБОТЕ" office:target-frame-name="_top" xlink:show="replace"><text:span text:style-name="T10">1.</text:span><text:bookmark-start text:name="_Ref452547068"/><text:span text:style-name="T11">Приступая к</text:span><text:bookmark-start text:name="_Hlt452711798"/><text:bookmark-start text:name="_Hlt452711799"/><text:span text:style-name="T12"><text:s/></text:span><text:bookmark-end text:name="_Hlt452711798"/><text:bookmark-end text:name="_Hlt452711799"/><text:span text:style-name="T13">работе<text:s/></text:span><text:bookmark-end text:name="_Ref452547068"/><text:span text:style-name="T14">………….…………………………………………………………………………2</text:span></text:a></text:p>
      <text:p text:style-name="P15"><text:a xlink:href="#КРАТКИЙСПИСОКЗАДАЧРЕАЛИЗАЦИИ" office:target-frame-name="_top" xlink:show="replace"><text:span text:style-name="T16">2.Кратки</text:span><text:bookmark-start text:name="_Hlt452711947"/><text:bookmark-start text:name="_Hlt452711948"/><text:span text:style-name="T17">й</text:span><text:bookmark-end text:name="_Hlt452711947"/><text:bookmark-end text:name="_Hlt452711948"/><text:span text:style-name="T18"><text:s/>спис</text:span><text:bookmark-start text:name="_Hlt452711800"/><text:span text:style-name="T19">о</text:span><text:bookmark-end text:name="_Hlt452711800"/><text:span text:style-name="T20">к задач<text:s/></text:span><text:span text:style-name="T21">реализации</text:span><text:bookmark-start text:name="_Ref4525470681"/><text:span text:style-name="T22"><text:s/></text:span><text:bookmark-end text:name="_Ref4525470681"/><text:span text:style-name="T23">…………………………………………………………….3</text:span></text:a></text:p>
      <text:p text:style-name="P24"/>
      <text:p text:style-name="P25"><text:bookmark-start text:name="ПРИСТУПАЯКРАБОТЕ"/><text:bookmark-end text:name="ПРИСТУПАЯКРАБОТЕ"/>1.ПРИСТУПАЯ К РАБОТЕ</text:p>
      <text:p text:style-name="P26"/>
      <text:p text:style-name="P27">Для начала нужно реализовать структуру исходных кодов проекта.</text:p>
      <text:p text:style-name="P28"><text:span text:style-name="T29">Весь проект будет лежать в папке<text:s/></text:span><text:span text:style-name="T30">Source</text:span><text:span text:style-name="T31">, далее по подпапкам:</text:span></text:p>
      <text:p text:style-name="P32"><text:span text:style-name="T33">-<text:s/></text:span><text:span text:style-name="T34">client</text:span><text:span text:style-name="T35"><text:s/>– графический клиент</text:span></text:p>
      <text:p text:style-name="P36"><text:span text:style-name="T37">-<text:s/></text:span><text:span text:style-name="T38">server</text:span><text:span text:style-name="T39"><text:s/>– собственно сам сервер, имеет по</text:span><text:span text:style-name="T40">дпапки<text:s/></text:span><text:span text:style-name="T41">win</text:span><text:span text:style-name="T42">/</text:span><text:span text:style-name="T43">linux</text:span><text:span text:style-name="T44"><text:s/>– для сборки на соответствующих платформах</text:span></text:p>
      <text:p text:style-name="P45"><text:span text:style-name="T46">-<text:s/></text:span><text:span text:style-name="T47">tools</text:span><text:span text:style-name="T48"><text:s/>– данную подпапку разбить так же на подпапки для каждого инструмента отдельно</text:span></text:p>
      <text:p text:style-name="P49">Во всех пустых папках валяется .gitkeep для того, что бы сохранить структуру проекта репозитория</text:p>
      <text:p text:style-name="P50"><text:span text:style-name="T51">-<text:s/></text:span><text:span text:style-name="T52">создать</text:span><text:span text:style-name="T53"><text:s/></text:span><text:span text:style-name="T54">общую папку для вспомогательных файлов<text:s/></text:span><text:span text:style-name="T55">сборк</text:span><text:span text:style-name="T56">и</text:span><text:span text:style-name="T57"><text:s/>(obj/pdb etc)</text:span><text:span text:style-name="T58"><text:s/></text:span><text:span text:style-name="T59">bin_</text:span><text:span text:style-name="T60">tmp</text:span><text:span text:style-name="T61">, отдельную папку для исполняем</text:span><text:span text:style-name="T62">ых файлов/библиотек</text:span><text:span text:style-name="T63"><text:s/></text:span><text:span text:style-name="T64">bin</text:span></text:p>
      <text:p text:style-name="P65">- в каждой папке с проектом создать отдельный каталог с модульными тестами</text:p>
      <text:p text:style-name="P66"><text:span text:style-name="T67">- в каждом каталоге<text:s/></text:span><text:span text:style-name="T68">OtherLibrary</text:span><text:span text:style-name="T69">/ создать отдельный каталог для сторонних биб</text:span><text:span text:style-name="T70">лиотек</text:span></text:p>
      <text:p text:style-name="P71"><text:span text:style-name="T72">-</text:span><text:span text:style-name="T73"><text:s/></text:span><text:span text:style-name="T74">в каждом каталоге OxygenDoc</text:span><text:span text:style-name="T75">/</text:span><text:span text:style-name="T76"><text:s/>создать отдельный каталог для документации «своего» проекта с файлом настроек<text:s/></text:span><text:span text:style-name="T77">doxygen</text:span><text:span text:style-name="T78"><text:s/>в корне. Все названия каталогов с документацией должны соответствовать названиям каталогов с исходниками</text:span></text:p>
      <text:p text:style-name="P79">Использовать в любых связях<text:s/>относительные пути к файлам/библиотекам</text:p>
      <text:p text:style-name="P80"><text:span text:style-name="T81">В каждом проекте в корне расположить<text:s/></text:span><text:span text:style-name="T82">и настроить<text:s/></text:span><text:span text:style-name="T83">makefile</text:span><text:span text:style-name="T84"><text:s/>(</text:span><text:span text:style-name="T85">дополнительно</text:span><text:span text:style-name="T86"><text:s/></text:span><text:span text:style-name="T87"><text:s/>создать<text:s/></text:span><text:span text:style-name="T88">makefile</text:span><text:span text:style-name="T89">.</text:span><text:span text:style-name="T90">bat</text:span><text:span text:style-name="T91"><text:s/>для</text:span><text:span text:style-name="T92"><text:s/></text:span><text:span text:style-name="T93">win</text:span><text:span text:style-name="T94"><text:s/></text:span><text:span text:style-name="T95">платформы, который<text:s/></text:span><text:span text:style-name="T96">будет запускать<text:s/></text:span><text:span text:style-name="T97">make</text:span><text:span text:style-name="T98"><text:s/></text:span><text:span text:style-name="T99">из<text:s/></text:span><text:span text:style-name="T100">MinGW<text:s/></text:span><text:span text:style-name="T101">и<text:s/></text:span><text:span text:style-name="T102">build.bat</text:span><text:span text:style-name="T103"><text:s/>который будет пересобирать проект так же под<text:s/></text:span><text:span text:style-name="T104">win</text:span><text:span text:style-name="T105"><text:s/></text:span><text:span text:style-name="T106">платформу, но с помощью<text:s/></text:span><text:span text:style-name="T107">devenv</text:span><text:span text:style-name="T108">.</text:span><text:span text:style-name="T109">exe</text:span><text:span text:style-name="T110">)</text:span><text:span text:style-name="T111"><text:s/></text:span><text:span text:style-name="T112">для<text:s/></text:span><text:span text:style-name="T113">*.</text:span><text:span text:style-name="T114">obj</text:span><text:span text:style-name="T115"><text:s/></text:span><text:span text:style-name="T116">файлов создать отдельный каталог<text:s/></text:span><text:span text:style-name="T117">make</text:span><text:span text:style-name="T118">_</text:span><text:span text:style-name="T119">obj</text:span><text:span text:style-name="T120">/</text:span><text:span text:style-name="T121">, для исполняемых файлов/библиотек</text:span><text:span text:style-name="T122"><text:s/></text:span><text:span text:style-name="T123">использовать<text:s/></text:span><text:span text:style-name="T124">основной каталог<text:s/></text:span><text:span text:style-name="T125">bin</text:span><text:span text:style-name="T126">/</text:span></text:p>
      <text:p text:style-name="P127"><text:bookmark-start text:name="КРАТКИЙСПИСОКЗАДАЧРЕАЛИЗАЦИИ"/><text:bookmark-end text:name="КРАТКИЙСПИСОКЗАДАЧРЕАЛИЗАЦИИ"/><text:soft-page-break/><text:span text:style-name="T128">2.КРАТКИЙ СПИСОК ЗАДАЧ РЕАЛИЗАЦИИ</text:span></text:p>
      <text:p text:style-name="P129"/>
      <text:list text:style-name="LFO1" text:continue-numbering="true">
        <text:list-item>
          <text:p text:style-name="P130"><text:span text:style-name="T131">Реализовать асинхронный многопоточный сервер</text:span><text:span text:style-name="T132"><text:s/>(п</text:span><text:span text:style-name="T133">ока под платформу</text:span><text:span text:style-name="T134"><text:s/></text:span><text:span text:style-name="T135">win</text:span><text:span text:style-name="T136">x</text:span><text:span text:style-name="T137">86</text:span><text:span text:style-name="T138">)</text:span></text:p>
        </text:list-item>
      </text:list>
      <text:p text:style-name="P139"/>
      <text:p text:style-name="P140"><text:span text:style-name="T141">Реализовать потоковый пул</text:span><text:span text:style-name="T142"><text:s/>(используя стандарт<text:s/></text:span><text:span text:style-name="T143">C</text:span><text:span text:style-name="T144">++11</text:span><text:span text:style-name="T145">)</text:span></text:p>
      <text:p text:style-name="P146">Реализовать дедупликацию логов (опционально)</text:p>
      <text:p text:style-name="P147"/>
      <text:p text:style-name="P148"><text:tab/>Для<text:s/>сервера<text:s/>реализовать следующие модули(как библиотеки<text:s/>lib/dll):</text:p>
      <text:list text:style-name="LFO3" text:continue-numbering="true">
        <text:list-item>
          <text:p text:style-name="P149"><text:span text:style-name="T150">модуль</text:span><text:span text:style-name="T151">-</text:span><text:span text:style-name="T152">обёртку на основе библиотеки<text:s/></text:span><text:span text:style-name="T153">для<text:s/></text:span><text:span text:style-name="T154">MySQLConnector</text:span></text:p>
        </text:list-item>
        <text:list-item>
          <text:p text:style-name="P155"><text:span text:style-name="T156">модуль</text:span><text:span text:style-name="T157">-</text:span><text:span text:style-name="T158">обёртку на основе библиотеки</text:span><text:span text:style-name="T159"><text:s/></text:span><text:span text:style-name="T160">для<text:s/></text:span><text:span text:style-name="T161">LUA</text:span><text:span text:style-name="T162"><text:s/>(</text:span><text:span text:style-name="T163">vc</text:span><text:span text:style-name="T164">10-</text:span><text:span text:style-name="T165">vc</text:span><text:span text:style-name="T166">14)</text:span></text:p>
        </text:list-item>
        <text:list-item>
          <text:p text:style-name="P167">модуль-обёртку на основе библиотеки<text:s/>для<text:s/>PYTHON<text:s/>3xx</text:p>
        </text:list-item>
        <text:list-item>
          <text:p text:style-name="P168">модуль<text:s/>пакетного<text:s/>сетевого<text:s/>протокола<text:s/>(приём/передачу)*</text:p>
        </text:list-item>
        <text:list-item>
          <text:p text:style-name="P169">модуль логирования сетевой активности сервера</text:p>
        </text:list-item>
        <text:list-item>
          <text:p text:style-name="P170">модуль шифрования пакетов*</text:p>
        </text:list-item>
      </text:list>
      <text:p text:style-name="P171"/>
      <text:list text:style-name="LFO1" text:continue-numbering="true">
        <text:list-item>
          <text:p text:style-name="P172"><text:span text:style-name="T173">Реализовать графический<text:s/></text:span><text:span text:style-name="T174">3D<text:s/></text:span><text:span text:style-name="T175">клиент</text:span></text:p>
        </text:list-item>
      </text:list>
      <text:p text:style-name="P176"/>
      <text:p text:style-name="P177"><text:span text:style-name="T178">Реализовать графический интерфейс - заготовку для<text:s/></text:span><text:span text:style-name="T179">opengl</text:span><text:span text:style-name="T180"><text:s/></text:span><text:span text:style-name="T181">(</text:span><text:span text:style-name="T182">можно отдел</text:span><text:span text:style-name="T183">ь</text:span><text:span text:style-name="T184">ным модулем на<text:s/></text:span><text:span text:style-name="T185">nasm</text:span><text:span text:style-name="T186">)</text:span></text:p>
      <text:p text:style-name="P187">Реализовать свой виртуальный файловый менеджер</text:p>
      <text:p text:style-name="P188"/>
      <text:p text:style-name="P189">Необходимые модули <text:s/>для клиента:</text:p>
      <text:list text:style-name="LFO4" text:continue-numbering="true">
        <text:list-item>
          <text:p text:style-name="P190">модуль загрузки<text:s/>и распределения памяти мешей</text:p>
        </text:list-item>
        <text:list-item>
          <text:p text:style-name="P191">модуль загрузки скелета</text:p>
        </text:list-item>
        <text:list-item>
          <text:p text:style-name="P192"><text:span text:style-name="T193">модуль для работы с файлами текстур *.</text:span><text:span text:style-name="T194">png</text:span><text:span text:style-name="T195">/*.</text:span><text:span text:style-name="T196">tga</text:span><text:span text:style-name="T197">/*.</text:span><text:span text:style-name="T198">bmp</text:span><text:span text:style-name="T199"><text:s/>(*</text:span><text:span text:style-name="T200">.</text:span><text:span text:style-name="T201">jpg</text:span><text:span text:style-name="T202"><text:s/></text:span><text:span text:style-name="T203">опционал</text:span><text:span text:style-name="T204">ь</text:span><text:span text:style-name="T205">но</text:span><text:span text:style-name="T206">1</text:span><text:span text:style-name="T207">)</text:span></text:p>
        </text:list-item>
        <text:list-item>
          <text:p text:style-name="P208">модуль упаковки текстур</text:p>
        </text:list-item>
        <text:list-item>
          <text:p text:style-name="P209">модуль для работы с RLE алгоритмом*</text:p>
        </text:list-item>
        <text:list-item>
          <text:p text:style-name="P210"><text:span text:style-name="T211">модуль<text:s/></text:span><text:span text:style-name="T212">GG</text:span></text:p>
        </text:list-item>
      </text:list>
      <text:p text:style-name="P213"/>
      <text:p text:style-name="P214"><text:a xlink:href="../../Project/1.Implementation.odt" office:target-frame-name="_top" xlink:show="replace"><text:span text:style-name="T215">ссылка на реа</text:span><text:bookmark-start text:name="_Hlt452717770"/><text:bookmark-start text:name="_Hlt452717771"/><text:span text:style-name="T216">л</text:span><text:bookmark-start text:name="_Hlt452717765"/><text:bookmark-end text:name="_Hlt452717770"/><text:bookmark-end text:name="_Hlt452717771"/><text:span text:style-name="T217">и</text:span><text:bookmark-end text:name="_Hlt452717765"/><text:span text:style-name="T218">зацию проекта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Linenumbering" style:display-name="Line numbering" style:family="text"/>
    <style:style style:name="NumberingSymbols" style:display-name="Numbering Symbols" style:family="text"/>
    <style:style style:name="Номерстраницы" style:display-name="Номер страниц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alibri" style:font-name-asian="Calibri"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0.236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P3" style:parent-style-name="Нижнийколонтитул" style:family="paragraph">
      <style:text-properties fo:font-size="8pt" style:font-size-asian="8pt" style:font-size-complex="8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Ещё не решил нужен ли формат с потерей качества</text:span></text:p>
        <text:p text:style-name="P3">* Данные модули использовать как на сервере, так и на клиенте</text:p>
        <text:p text:style-name="P4">Страница<text:s/><text:span text:style-name="T5"><text:page-number text:fixed="false">3</text:page-number></text:span><text:s/>из<text:s/><text:span text:style-name="T6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3T08:47:00Z</dc:date>
    <meta:template xlink:href="Normal.dotm" xlink:type="simple"/>
    <meta:editing-cycles>26</meta:editing-cycles>
    <meta:editing-duration>PT39660S</meta:editing-duration>
    <meta:document-statistic meta:page-count="3" meta:paragraph-count="5" meta:word-count="401" meta:character-count="2688" meta:row-count="19" meta:non-whitespace-character-count="2292"/>
  </office:meta>
</office:document-meta>
</file>